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B0000032100B8D8DA43F5B05B.png" manifest:media-type="image/png"/>
  <manifest:file-entry manifest:full-path="Pictures/10000000000003A0000002278A00C7C6372B9E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cf7" officeooo:paragraph-rsid="00008cf7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-2cm" svg:width="17cm" svg:height="10.093cm" draw:z-index="0"><draw:image xlink:href="Pictures/10000000000003A0000002278A00C7C6372B9E6E.png" xlink:type="simple" xlink:show="embed" xlink:actuate="onLoad" loext:mime-type="image/png"/></draw:frame>Diagramme de clas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char" svg:width="17cm" svg:height="16.152cm" draw:z-index="1"><draw:image xlink:href="Pictures/100000000000034B0000032100B8D8DA43F5B05B.png" xlink:type="simple" xlink:show="embed" xlink:actuate="onLoad" loext:mime-type="image/png"/></draw:frame><text:soft-page-break/>Diagramme de cas d’utilis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9:49:06.719960069</meta:creation-date>
    <dc:date>2021-06-02T19:57:36.428595928</dc:date>
    <meta:editing-duration>PT8M37S</meta:editing-duration>
    <meta:editing-cycles>1</meta:editing-cycles>
    <meta:document-statistic meta:table-count="0" meta:image-count="2" meta:object-count="0" meta:page-count="2" meta:paragraph-count="2" meta:word-count="7" meta:character-count="49" meta:non-whitespace-character-count="44"/>
    <meta:generator>LibreOffice/6.4.7.2$Linux_X86_64 LibreOffice_project/40$Build-2</meta:generator>
  </office:meta>
</office:document-meta>
</file>